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d7e3d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3">
      <style:paragraph-properties fo:text-align="justify" style:justify-single-word="false"/>
      <style:text-properties officeooo:rsid="01641ac0" officeooo:paragraph-rsid="01641ac0"/>
    </style:style>
    <style:style style:name="P4" style:family="paragraph" style:parent-style-name="Standard">
      <style:paragraph-properties fo:text-align="justify" style:justify-single-word="false"/>
      <style:text-properties officeooo:rsid="01641ac0" officeooo:paragraph-rsid="01641ac0"/>
    </style:style>
    <style:style style:name="P5" style:family="paragraph" style:parent-style-name="Standard">
      <style:paragraph-properties fo:text-align="justify" style:justify-single-word="false"/>
      <style:text-properties officeooo:rsid="01641ac0" officeooo:paragraph-rsid="016eee12"/>
    </style:style>
    <style:style style:name="P6" style:family="paragraph" style:parent-style-name="Standard">
      <style:paragraph-properties fo:text-align="justify" style:justify-single-word="false"/>
      <style:text-properties officeooo:rsid="01641ac0" officeooo:paragraph-rsid="01f41c5d"/>
    </style:style>
    <style:style style:name="T1" style:family="text">
      <style:text-properties fo:font-weight="bold" officeooo:rsid="016bd740" style:font-weight-asian="bold" style:font-weight-complex="bold"/>
    </style:style>
    <style:style style:name="T2" style:family="text">
      <style:text-properties fo:font-weight="bold" officeooo:rsid="016eee12" style:font-weight-asian="bold" style:font-weight-complex="bold"/>
    </style:style>
    <style:style style:name="T3" style:family="text">
      <style:text-properties fo:font-weight="bold" officeooo:rsid="01ed1b09" style:font-weight-asian="bold" style:font-weight-complex="bold"/>
    </style:style>
    <style:style style:name="T4" style:family="text">
      <style:text-properties fo:font-weight="bold" officeooo:rsid="02169ff7" style:font-weight-asian="bold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officeooo:rsid="0150068c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officeooo:rsid="01599925" style:font-size-asian="22pt" style:font-size-complex="22pt"/>
    </style:style>
    <style:style style:name="T8" style:family="text">
      <style:text-properties fo:font-size="22pt" style:text-underline-style="solid" style:text-underline-width="auto" style:text-underline-color="font-color" officeooo:rsid="015cf3e5" style:font-size-asian="22pt" style:font-size-complex="22pt"/>
    </style:style>
    <style:style style:name="T9" style:family="text">
      <style:text-properties officeooo:rsid="01641ac0"/>
    </style:style>
    <style:style style:name="T10" style:family="text">
      <style:text-properties officeooo:rsid="016bd740"/>
    </style:style>
    <style:style style:name="T11" style:family="text">
      <style:text-properties officeooo:rsid="016eee12"/>
    </style:style>
    <style:style style:name="T12" style:family="text">
      <style:text-properties officeooo:rsid="01862299"/>
    </style:style>
    <style:style style:name="T13" style:family="text">
      <style:text-properties officeooo:rsid="0187ba97"/>
    </style:style>
    <style:style style:name="T14" style:family="text">
      <style:text-properties officeooo:rsid="018aec1f"/>
    </style:style>
    <style:style style:name="T15" style:family="text">
      <style:text-properties fo:font-style="italic" officeooo:rsid="01862299" style:font-style-asian="italic" style:font-style-complex="italic"/>
    </style:style>
    <style:style style:name="T16" style:family="text">
      <style:text-properties fo:font-style="italic" fo:font-weight="bold" officeooo:rsid="016eee12" style:font-style-asian="italic" style:font-weight-asian="bold" style:font-style-complex="italic" style:font-weight-complex="bold"/>
    </style:style>
    <style:style style:name="T17" style:family="text">
      <style:text-properties officeooo:rsid="01ed1b09"/>
    </style:style>
    <style:style style:name="T18" style:family="text">
      <style:text-properties officeooo:rsid="01f41c5d"/>
    </style:style>
    <style:style style:name="T19" style:family="text">
      <style:text-properties officeooo:rsid="02169f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Introdução – </text:span><text:span text:style-name="T7">Exemplos de Redes</text:span><text:span text:style-name="T5"> <text:s/>– </text:span><text:span text:style-name="T8">12</text:span><text:span text:style-name="T5">/08/2022</text:span></text:p>
      <text:p text:style-name="Standard"/>
      <text:p text:style-name="Standard"/>
      <text:p text:style-name="P1">- <text:span text:style-name="T9">Exemplos de Redes:</text:span></text:p>
      <text:p text:style-name="P1"/>
      <text:list xml:id="list1988347043" text:style-name="L3">
        <text:list-item>
          <text:p text:style-name="P3">Ethernet</text:p>
        </text:list-item>
        <text:list-item>
          <text:p text:style-name="P3">WI-FI</text:p>
        </text:list-item>
        <text:list-item>
          <text:p text:style-name="P3">Framerelay</text:p>
        </text:list-item>
        <text:list-item>
          <text:p text:style-name="P3">MPLS</text:p>
        </text:list-item>
        <text:list-item>
          <text:p text:style-name="P3">3G/4G/5G</text:p>
        </text:list-item>
      </text:list>
      <text:p text:style-name="P4"/>
      <text:p text:style-name="P5">- <text:span text:style-name="T1">Wifi:</text:span><text:span text:style-name="T10"> o wifi é um rede que é distribuido pelo ar atrvés das frequencias entre 2.4 ghz e 5.0 ghz. </text:span><text:span text:style-name="T11">A velocidade normalmente pode chegar a até 1 G.</text:span></text:p>
      <text:p text:style-name="P4"/>
      <text:p text:style-name="P4">- <text:span text:style-name="T16">Ethernet</text:span><text:span text:style-name="T2">:</text:span><text:span text:style-name="T11"> A velocidade normalmente pode chegar a até 40 G.</text:span></text:p>
      <text:p text:style-name="P4"/>
      <text:p text:style-name="P4">- <text:span text:style-name="T12">A </text:span><text:span text:style-name="T15">ethernet</text:span><text:span text:style-name="T12"> usa um switch de rede que é responsável por concentrar </text:span><text:span text:style-name="T13">e distribuir a rede cabeada para diversas fontes. </text:span><text:span text:style-name="T14">Dentro do switch de rede existem circuitos que realizam a ligação entre as portas fazendo com que as estações sejam capazes de criar uma ligação e consequentemente conecta as máquinas.</text:span></text:p>
      <text:p text:style-name="P4"/>
      <text:p text:style-name="P6">- <text:span text:style-name="T3">Frame Relay:</text:span><text:span text:style-name="T17"> É uma rede </text:span><text:span text:style-name="T18">caraterizada por compratilhamento do meio de tranporte da rede. Esse método é eficiente para a ideia de criar uma rede virtual e poder alocar e realocar diferentes taxas de trasnporte de dados pela rede de acordo com o uso e disposição da re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0:38:42.532756878</meta:creation-date>
    <dc:date>2022-08-12T12:04:38.293340011</dc:date>
    <meta:editing-duration>PT4H1M9S</meta:editing-duration>
    <meta:editing-cycles>7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60" meta:character-count="882" meta:non-whitespace-character-count="735"/>
  </office:meta>
</office:document-meta>
</file>